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fafe3" officeooo:paragraph-rsid="00124931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0fafe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fafe3" officeooo:paragraph-rsid="00124931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6982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paragraph-rsid="000d11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0d11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88794" officeooo:paragraph-rsid="0012493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188794" officeooo:paragraph-rsid="001a0ea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0d11e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3fe2" officeooo:paragraph-rsid="001c36c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1a0ea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9e569" officeooo:paragraph-rsid="001a0ea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10e485" officeooo:paragraph-rsid="000d11e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paragraph-rsid="000d11e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a0ea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10e48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0d11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a0ea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10e48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1a0ea5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0e485"/>
    </style:style>
    <style:style style:name="T3" style:family="text">
      <style:text-properties officeooo:rsid="00124931"/>
    </style:style>
    <style:style style:name="T4" style:family="text">
      <style:text-properties officeooo:rsid="00150131"/>
    </style:style>
    <style:style style:name="T5" style:family="text">
      <style:text-properties officeooo:rsid="00188794"/>
    </style:style>
    <style:style style:name="T6" style:family="text">
      <style:text-properties officeooo:rsid="001a0ea5"/>
    </style:style>
    <style:style style:name="T7" style:family="text">
      <style:text-properties officeooo:rsid="001be9da"/>
    </style:style>
    <style:style style:name="T8" style:family="text">
      <style:text-properties officeooo:rsid="001c3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*X%LOGOUT*</text:p>
            <text:p text:style-name="P21">LOGOUT</text:p>
          </table:table-cell>
          <table:table-cell table:style-name="Table1.A1" office:value-type="string">
            <text:p text:style-name="P17">*L%<text:span text:style-name="T2">XS</text:span>01.0<text:span text:style-name="T2">0</text:span>*</text:p>
            <text:p text:style-name="P24">XS01.00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7">*<text:span text:style-name="T6">U</text:span>%<text:span text:style-name="T6">JEFFW</text:span>*</text:p>
            <text:p text:style-name="P13">59060</text:p>
          </table:table-cell>
        </table:table-row>
        <table:table-row>
          <table:table-cell table:style-name="Table1.A1" office:value-type="string">
            <text:p text:style-name="P11">*X%START*</text:p>
            <text:p text:style-name="P10">START PICK</text:p>
          </table:table-cell>
          <table:table-cell table:style-name="Table1.A1" office:value-type="string">
            <text:p text:style-name="P29">*<text:span text:style-name="T6">U</text:span>%<text:span text:style-name="T6">SOH</text:span>*</text:p>
            <text:p text:style-name="P14"><text:span text:style-name="T6">SOH</text:span></text:p>
          </table:table-cell>
        </table:table-row>
        <table:table-row>
          <table:table-cell table:style-name="Table1.A1" office:value-type="string">
            <text:p text:style-name="P15"><text:span text:style-name="T1"/></text:p>
          </table:table-cell>
          <table:table-cell table:style-name="Table1.A1" office:value-type="string">
            <text:p text:style-name="P29">*<text:span text:style-name="T6">U</text:span>%<text:span text:style-name="T6">PICKER1</text:span>*</text:p>
            <text:p text:style-name="P14"><text:span text:style-name="T6">PICKER1</text:span></text:p>
          </table:table-cell>
        </table:table-row>
        <table:table-row>
          <table:table-cell table:style-name="Table1.A1" office:value-type="string">
            <text:p text:style-name="P31">*X%SHORT*</text:p>
            <text:p text:style-name="P23">SHORT</text:p>
          </table:table-cell>
          <table:table-cell table:style-name="Table1.A1" office:value-type="string">
            <text:p text:style-name="P29">*<text:span text:style-name="T6">U</text:span>%<text:span text:style-name="T6">PICKER2</text:span>*</text:p>
            <text:p text:style-name="P14"><text:span text:style-name="T6">PICKER2</text:span></text:p>
          </table:table-cell>
        </table:table-row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4">*O%<text:span text:style-name="T5">59198</text:span>*</text:p>
            <text:p text:style-name="P1"><text:span text:style-name="T3">5</text:span><text:span text:style-name="T5">9198</text:span></text:p>
          </table:table-cell>
        </table:table-row>
        <table:table-row>
          <table:table-cell table:style-name="Table1.A1" office:value-type="string">
            <text:p text:style-name="P16">*<text:span text:style-name="T1">X%SETUP*</text:span></text:p>
            <text:p text:style-name="P15">SETUP</text:p>
          </table:table-cell>
          <table:table-cell table:style-name="Table1.A1" office:value-type="string">
            <text:p text:style-name="P5">*O%<text:span text:style-name="T5">59219</text:span>*</text:p>
            <text:p text:style-name="P1"><text:span text:style-name="T3">5</text:span><text:span text:style-name="T5">9219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0">*<text:span text:style-name="T8">O</text:span>%<text:span text:style-name="T8">59237</text:span>*</text:p>
            <text:p text:style-name="P19"><text:span text:style-name="T8">59237</text:span></text:p>
          </table:table-cell>
        </table:table-row>
        <table:table-row>
          <table:table-cell table:style-name="Table1.A1" office:value-type="string">
            <text:p text:style-name="P3">*X%NO*</text:p>
            <text:p text:style-name="P9">NO (CO<text:span text:style-name="T4">N</text:span>FIRM)</text:p>
          </table:table-cell>
          <table:table-cell table:style-name="Table1.A1" office:value-type="string">
            <text:p text:style-name="P12">*B%2*</text:p>
            <text:p text:style-name="P7">POS2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>*B%3*</text:p>
            <text:p text:style-name="P7">POS3</text:p>
          </table:table-cell>
        </table:table-row>
        <table:table-row>
          <table:table-cell table:style-name="Table1.A1" office:value-type="string">
            <text:p text:style-name="P16">*<text:span text:style-name="T1">X%YES*</text:span></text:p>
            <text:p text:style-name="P21">YES (CONFIRM)</text:p>
          </table:table-cell>
          <table:table-cell table:style-name="Table1.A1" office:value-type="string">
            <text:p text:style-name="P26">*B%<text:span text:style-name="T6">4</text:span>*</text:p>
            <text:p text:style-name="P18">POS<text:span text:style-name="T7">4</text:span></text:p>
          </table:table-cell>
        </table:table-row>
        <table:table-row>
          <table:table-cell table:style-name="Table1.A1" office:value-type="string">
            <text:p text:style-name="P8"><text:span text:style-name="T1"/></text:p>
          </table:table-cell>
          <table:table-cell table:style-name="Table1.A1" office:value-type="string">
            <text:p text:style-name="P27">*B%<text:span text:style-name="T6">5</text:span>*</text:p>
            <text:p text:style-name="P7">POS<text:span text:style-name="T6">5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7-08T21:29:41</meta:print-date>
    <dc:date>2013-07-09T07:41:39</dc:date>
    <meta:editing-duration>PT11H9M50S</meta:editing-duration>
    <meta:editing-cycles>14</meta:editing-cycles>
    <meta:generator>LibreOffice/4.0.3.3$MacOSX_x86 LibreOffice_project/0eaa50a932c8f2199a615e1eb30f7ac74279539</meta:generator>
    <meta:document-statistic meta:table-count="1" meta:image-count="0" meta:object-count="0" meta:page-count="1" meta:paragraph-count="36" meta:word-count="39" meta:character-count="257" meta:non-whitespace-character-count="254"/>
  </office:meta>
</office:document-meta>
</file>